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style:style style:name="P46" style:family="paragraph" style:parent-style-name="Text_20_body" style:list-style-name="L46"/>
    <style:style style:name="P47" style:family="paragraph" style:parent-style-name="Text_20_body" style:list-style-name="L47"/>
    <style:style style:name="P48" style:family="paragraph" style:parent-style-name="Text_20_body" style:list-style-name="L48"/>
    <style:style style:name="P49" style:family="paragraph" style:parent-style-name="Text_20_body" style:list-style-name="L49"/>
    <style:style style:name="P50" style:family="paragraph" style:parent-style-name="Text_20_body" style:list-style-name="L50"/>
    <style:style style:name="P51" style:family="paragraph" style:parent-style-name="Text_20_body" style:list-style-name="L51"/>
    <style:style style:name="P52" style:family="paragraph" style:parent-style-name="Text_20_body" style:list-style-name="L52"/>
    <style:style style:name="P53" style:family="paragraph" style:parent-style-name="Text_20_body" style:list-style-name="L53"/>
    <style:style style:name="P54" style:family="paragraph" style:parent-style-name="Text_20_body" style:list-style-name="L54"/>
    <style:style style:name="P55" style:family="paragraph" style:parent-style-name="Text_20_body" style:list-style-name="L55"/>
    <style:style style:name="P56" style:family="paragraph" style:parent-style-name="Text_20_body" style:list-style-name="L56"/>
    <style:style style:name="P57" style:family="paragraph" style:parent-style-name="Text_20_body" style:list-style-name="L57"/>
    <style:style style:name="P58" style:family="paragraph" style:parent-style-name="Text_20_body" style:list-style-name="L58"/>
    <style:style style:name="P59" style:family="paragraph" style:parent-style-name="Text_20_body" style:list-style-name="L59"/>
    <style:style style:name="P60" style:family="paragraph" style:parent-style-name="Text_20_body" style:list-style-name="L60"/>
    <style:style style:name="P61" style:family="paragraph" style:parent-style-name="Text_20_body" style:list-style-name="L61"/>
    <style:style style:name="P62" style:family="paragraph" style:parent-style-name="Text_20_body" style:list-style-name="L62"/>
    <style:style style:name="P63" style:family="paragraph" style:parent-style-name="Text_20_body" style:list-style-name="L63"/>
    <style:style style:name="P64" style:family="paragraph" style:parent-style-name="Text_20_body" style:list-style-name="L64"/>
    <style:style style:name="P65" style:family="paragraph" style:parent-style-name="Text_20_body" style:list-style-name="L65"/>
    <style:style style:name="P66" style:family="paragraph" style:parent-style-name="Text_20_body" style:list-style-name="L66"/>
    <style:style style:name="P67" style:family="paragraph" style:parent-style-name="Text_20_body" style:list-style-name="L67"/>
    <style:style style:name="P68" style:family="paragraph" style:parent-style-name="Text_20_body" style:list-style-name="L68"/>
    <style:style style:name="P69" style:family="paragraph" style:parent-style-name="Text_20_body" style:list-style-name="L69"/>
    <style:style style:name="P70" style:family="paragraph" style:parent-style-name="Text_20_body" style:list-style-name="L70"/>
    <style:style style:name="P71" style:family="paragraph" style:parent-style-name="Text_20_body" style:list-style-name="L71"/>
    <style:style style:name="P72" style:family="paragraph" style:parent-style-name="Text_20_body" style:list-style-name="L72"/>
    <style:style style:name="P73" style:family="paragraph" style:parent-style-name="Text_20_body" style:list-style-name="L73"/>
    <style:style style:name="P74" style:family="paragraph" style:parent-style-name="Text_20_body" style:list-style-name="L74"/>
    <style:style style:name="P75" style:family="paragraph" style:parent-style-name="Text_20_body" style:list-style-name="L75"/>
    <style:style style:name="P76" style:family="paragraph" style:parent-style-name="Text_20_body" style:list-style-name="L76"/>
    <style:style style:name="P77" style:family="paragraph" style:parent-style-name="Text_20_body" style:list-style-name="L77"/>
    <style:style style:name="P78" style:family="paragraph" style:parent-style-name="Text_20_body" style:list-style-name="L78"/>
    <style:style style:name="P79" style:family="paragraph" style:parent-style-name="Text_20_body" style:list-style-name="L79"/>
    <style:style style:name="P80" style:family="paragraph" style:parent-style-name="Text_20_body" style:list-style-name="L80"/>
    <style:style style:name="P81" style:family="paragraph" style:parent-style-name="Text_20_body" style:list-style-name="L81"/>
    <style:style style:name="P82" style:family="paragraph" style:parent-style-name="Text_20_body" style:list-style-name="L82"/>
    <style:style style:name="P83" style:family="paragraph" style:parent-style-name="Text_20_body" style:list-style-name="L83"/>
    <style:style style:name="P84" style:family="paragraph" style:parent-style-name="Text_20_body" style:list-style-name="L84"/>
    <style:style style:name="P85" style:family="paragraph" style:parent-style-name="Text_20_body" style:list-style-name="L85"/>
    <style:style style:name="P86" style:family="paragraph" style:parent-style-name="Text_20_body" style:list-style-name="L86"/>
    <style:style style:name="P87" style:family="paragraph" style:parent-style-name="Text_20_body" style:list-style-name="L87"/>
    <style:style style:name="P88" style:family="paragraph" style:parent-style-name="Text_20_body" style:list-style-name="L8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gistry / Forge Eval / Calibration Idea Log</text:h>
      <text:p text:style-name="Text_20_body"><text:span text:style-name="Strong_20_Emphasis">Date:</text:span> 2026-04-09<text:line-break/><text:span text:style-name="Strong_20_Emphasis">Purpose:</text:span> Preserve the current architectural ideas so they are not lost before implementation is ready.</text:p>
      <text:p text:style-name="Horizontal_20_Line"/>
      <text:h text:style-name="Heading_20_2" text:outline-level="2">1. Core system intent</text:h>
      <text:p text:style-name="Text_20_body">ForgeCommand Registry is not just a repo scanner.<text:line-break/>It is intended to become a governance system for the full local estate.</text:p>
      <text:p text:style-name="Text_20_body">Primary estate scope:</text:p>
      <text:list text:style-name="L40">
        <text:list-item>
          <text:p text:style-name="P40">ecosystem repos</text:p>
        </text:list-item>
        <text:list-item>
          <text:p text:style-name="P40">apps</text:p>
        </text:list-item>
        <text:list-item>
          <text:p text:style-name="P40">websites</text:p>
        </text:list-item>
        <text:list-item>
          <text:p text:style-name="P40">submodules</text:p>
        </text:list-item>
        <text:list-item>
          <text:p text:style-name="P40">admitted nested repos</text:p>
        </text:list-item>
        <text:list-item>
          <text:p text:style-name="P40">admitted worktrees where explicitly appropriate</text:p>
        </text:list-item>
      </text:list>
      <text:p text:style-name="Text_20_body">Primary governance goal:</text:p>
      <text:list text:style-name="L41">
        <text:list-item>
          <text:p text:style-name="P41">make repo documentation structurally canonical</text:p>
        </text:list-item>
        <text:list-item>
          <text:p text:style-name="P41">make documentation truthful against implemented code</text:p>
        </text:list-item>
        <text:list-item>
          <text:p text:style-name="P41">eventually compile the estate into a higher-order working library</text:p>
        </text:list-item>
      </text:list>
      <text:p text:style-name="Horizontal_20_Line"/>
      <text:h text:style-name="Heading_20_2" text:outline-level="2">2. Canonical repo-level documentation doctrine</text:h>
      <text:p text:style-name="Text_20_body">Each governed repo should ultimately own its own local documentation system.</text:p>
      <text:p text:style-name="Text_20_body">Canonical repo-level targets:</text:p>
      <text:list text:style-name="L42">
        <text:list-item>
          <text:p text:style-name="P42">one active unique 3-letter designation</text:p>
        </text:list-item>
        <text:list-item>
          <text:p text:style-name="P42">one approved repo class</text:p>
        </text:list-item>
        <text:list-item>
          <text:p text:style-name="P42"><text:span text:style-name="Source_20_Text">doc/system/</text:span></text:p>
        </text:list-item>
        <text:list-item>
          <text:p text:style-name="P42">repo-class-aware source-tree structure</text:p>
        </text:list-item>
        <text:list-item>
          <text:p text:style-name="P42"><text:span text:style-name="Source_20_Text">doc/system/BUILD.sh</text:span></text:p>
        </text:list-item>
        <text:list-item>
          <text:p text:style-name="P42">canonical assembled output at <text:span text:style-name="Source_20_Text">doc/{DESIGNATION}SYSTEM.md</text:span></text:p>
        </text:list-item>
      </text:list>
      <text:p text:style-name="Text_20_body">Registry should govern:</text:p>
      <text:list text:style-name="L43">
        <text:list-item>
          <text:p text:style-name="P43">discovery</text:p>
        </text:list-item>
        <text:list-item>
          <text:p text:style-name="P43"><text:soft-page-break/>designation</text:p>
        </text:list-item>
        <text:list-item>
          <text:p text:style-name="P43">class approval</text:p>
        </text:list-item>
        <text:list-item>
          <text:p text:style-name="P43">structural compliance</text:p>
        </text:list-item>
        <text:list-item>
          <text:p text:style-name="P43">remediation planning</text:p>
        </text:list-item>
        <text:list-item>
          <text:p text:style-name="P43">approved mutation</text:p>
        </text:list-item>
        <text:list-item>
          <text:p text:style-name="P43">rebuild</text:p>
        </text:list-item>
        <text:list-item>
          <text:p text:style-name="P43">verification</text:p>
        </text:list-item>
        <text:list-item>
          <text:p text:style-name="P43">audit/event durability</text:p>
        </text:list-item>
      </text:list>
      <text:p text:style-name="Horizontal_20_Line"/>
      <text:h text:style-name="Heading_20_2" text:outline-level="2">3. Forge_Library concept</text:h>
      <text:p text:style-name="Text_20_body">The estate needs an aggregate documentation library above repo-local docs.</text:p>
      <text:p text:style-name="Text_20_body">Working concept:</text:p>
      <text:list text:style-name="L44">
        <text:list-item>
          <text:p text:style-name="P44"><text:span text:style-name="Source_20_Text">Forge_Library</text:span></text:p>
        </text:list-item>
        <text:list-item>
          <text:p text:style-name="P44">built after repo-level closure is stable</text:p>
        </text:list-item>
        <text:list-item>
          <text:p text:style-name="P44">compiled from all governed repo/app/website/submodule documentation systems</text:p>
        </text:list-item>
        <text:list-item>
          <text:p text:style-name="P44">should function as a full estate working library</text:p>
        </text:list-item>
      </text:list>
      <text:p text:style-name="Text_20_body">Forge_Library should not replace repo-local truth.<text:line-break/>It should aggregate repo-local truth.</text:p>
      <text:p text:style-name="Text_20_body">Repo-local source truth remains:</text:p>
      <text:list text:style-name="L45">
        <text:list-item>
          <text:p text:style-name="P45"><text:span text:style-name="Source_20_Text">doc/system/</text:span></text:p>
        </text:list-item>
        <text:list-item>
          <text:p text:style-name="P45"><text:span text:style-name="Source_20_Text">doc/{DESIGNATION}SYSTEM.md</text:span></text:p>
        </text:list-item>
      </text:list>
      <text:p text:style-name="Text_20_body">Forge_Library should compile and reference:</text:p>
      <text:list text:style-name="L46">
        <text:list-item>
          <text:p text:style-name="P46">system inventory</text:p>
        </text:list-item>
        <text:list-item>
          <text:p text:style-name="P46">designation registry rollup</text:p>
        </text:list-item>
        <text:list-item>
          <text:p text:style-name="P46">topology / dependency map</text:p>
        </text:list-item>
        <text:list-item>
          <text:p text:style-name="P46">compliance rollup</text:p>
        </text:list-item>
        <text:list-item>
          <text:p text:style-name="P46">remediation rollup</text:p>
        </text:list-item>
        <text:list-item>
          <text:p text:style-name="P46">references to repo-local canonical system docs</text:p>
        </text:list-item>
        <text:list-item>
          <text:p text:style-name="P46">workspace hygiene rollup</text:p>
        </text:list-item>
      </text:list>
      <text:p text:style-name="Horizontal_20_Line"/>
      <text:h text:style-name="Heading_20_2" text:outline-level="2"><text:soft-page-break/>4. Workspace-root hygiene concept</text:h>
      <text:p text:style-name="Text_20_body">Workspace roots are not the same thing as governed repos.</text:p>
      <text:p text:style-name="Text_20_body">Bounded roots:</text:p>
      <text:list text:style-name="L47">
        <text:list-item>
          <text:p text:style-name="P47"><text:span text:style-name="Source_20_Text">/home/charlie/Forge/ecosystem</text:span></text:p>
        </text:list-item>
        <text:list-item>
          <text:p text:style-name="P47"><text:span text:style-name="Source_20_Text">/home/charlie/Forge/apps</text:span></text:p>
        </text:list-item>
        <text:list-item>
          <text:p text:style-name="P47"><text:span text:style-name="Source_20_Text">/home/charlie/Forge/websites</text:span></text:p>
        </text:list-item>
      </text:list>
      <text:p text:style-name="Text_20_body">Important distinction:</text:p>
      <text:list text:style-name="L48">
        <text:list-item>
          <text:p text:style-name="P48">governed repo compliance</text:p>
        </text:list-item>
        <text:list-item>
          <text:p text:style-name="P48">workspace-root hygiene</text:p>
        </text:list-item>
      </text:list>
      <text:p text:style-name="Text_20_body">Loose files and clutter in workspace roots should not be treated as repo documentation failures.<text:line-break/>They should be tracked as workspace hygiene findings.</text:p>
      <text:p text:style-name="Horizontal_20_Line"/>
      <text:h text:style-name="Heading_20_2" text:outline-level="2">5. Repo-local ownership vs ForgeCommand governance</text:h>
      <text:p text:style-name="Text_20_body">This is not an either/or model.</text:p>
      <text:p text:style-name="Text_20_body">Correct split:</text:p>
      <text:list text:style-name="L49">
        <text:list-item>
          <text:p text:style-name="P49">each repo owns its local documentation system</text:p>
        </text:list-item>
        <text:list-item>
          <text:p text:style-name="P49">ForgeCommand governs discovery, standardization, remediation, rebuild, and verification</text:p>
        </text:list-item>
      </text:list>
      <text:p text:style-name="Text_20_body">Repo-local source truth keeps documentation near actual code.<text:line-break/>ForgeCommand provides estate-wide operator control.</text:p>
      <text:p text:style-name="Horizontal_20_Line"/>
      <text:h text:style-name="Heading_20_2" text:outline-level="2">6. Validation and snapshot posture</text:h>
      <text:p text:style-name="Text_20_body"><text:span text:style-name="Source_20_Text">validate_snapshots.sh</text:span> or equivalent should remain conceptually, but it must evolve.</text:p>
      <text:p text:style-name="Text_20_body">Old posture:</text:p>
      <text:list text:style-name="L50">
        <text:list-item>
          <text:p text:style-name="P50">ForgeCommand-specific</text:p>
        </text:list-item>
        <text:list-item>
          <text:p text:style-name="P50">legacy-output-based</text:p>
        </text:list-item>
        <text:list-item>
          <text:p text:style-name="P50">hardcoded to older naming expectations</text:p>
        </text:list-item>
      </text:list>
      <text:p text:style-name="Text_20_body">Target posture:</text:p>
      <text:list text:style-name="L51">
        <text:list-item>
          <text:p text:style-name="P51">canonical repo-local validator</text:p>
        </text:list-item>
        <text:list-item>
          <text:p text:style-name="P51">designation-aware</text:p>
        </text:list-item>
        <text:list-item>
          <text:p text:style-name="P51">repo-class-aware</text:p>
        </text:list-item>
        <text:list-item>
          <text:p text:style-name="P51">verifies <text:span text:style-name="Source_20_Text">doc/{DESIGNATION}SYSTEM.md</text:span></text:p>
        </text:list-item>
        <text:list-item>
          <text:p text:style-name="P51"><text:soft-page-break/>verifies required source-tree structure</text:p>
        </text:list-item>
        <text:list-item>
          <text:p text:style-name="P51">verifies build/validation truth without treating legacy outputs as canonical success</text:p>
        </text:list-item>
      </text:list>
      <text:p text:style-name="Horizontal_20_Line"/>
      <text:h text:style-name="Heading_20_2" text:outline-level="2">7. Structural truth vs semantic truth</text:h>
      <text:p text:style-name="Text_20_body">The system should not pretend all truth is the same.</text:p>
      <text:h text:style-name="Heading_20_3" text:outline-level="3">Structural truth</text:h>
      <text:p text:style-name="Text_20_body">Registry should be strong at:</text:p>
      <text:list text:style-name="L52">
        <text:list-item>
          <text:p text:style-name="P52">repo identity</text:p>
        </text:list-item>
        <text:list-item>
          <text:p text:style-name="P52">structure</text:p>
        </text:list-item>
        <text:list-item>
          <text:p text:style-name="P52">artifact naming</text:p>
        </text:list-item>
        <text:list-item>
          <text:p text:style-name="P52">build paths</text:p>
        </text:list-item>
        <text:list-item>
          <text:p text:style-name="P52">required source tree</text:p>
        </text:list-item>
        <text:list-item>
          <text:p text:style-name="P52">rebuild/verify success</text:p>
        </text:list-item>
      </text:list>
      <text:h text:style-name="Heading_20_3" text:outline-level="3">Semantic truth</text:h>
      <text:p text:style-name="Text_20_body">Forge Eval should help judge:</text:p>
      <text:list text:style-name="L53">
        <text:list-item>
          <text:p text:style-name="P53">whether docs actually match implemented code</text:p>
        </text:list-item>
        <text:list-item>
          <text:p text:style-name="P53">whether declared architecture still reflects the real system</text:p>
        </text:list-item>
        <text:list-item>
          <text:p text:style-name="P53">whether drift exists between implementation and declared truth</text:p>
        </text:list-item>
      </text:list>
      <text:p text:style-name="Text_20_body">Registry should not try to become the semantic truth engine by itself.</text:p>
      <text:p text:style-name="Horizontal_20_Line"/>
      <text:h text:style-name="Heading_20_2" text:outline-level="2">8. Forge Eval role in the ecosystem</text:h>
      <text:p text:style-name="Text_20_body">Forge Eval was designed to judge disparity between:</text:p>
      <text:list text:style-name="L54">
        <text:list-item>
          <text:p text:style-name="P54">what code says</text:p>
        </text:list-item>
        <text:list-item>
          <text:p text:style-name="P54">what documentation says</text:p>
        </text:list-item>
        <text:list-item>
          <text:p text:style-name="P54">what reconciliation finds drifted or aligned</text:p>
        </text:list-item>
      </text:list>
      <text:p text:style-name="Text_20_body">This makes Forge Eval the natural evidence engine for documentation-vs-code truth checks.</text:p>
      <text:p text:style-name="Text_20_body">Correct role:</text:p>
      <text:list text:style-name="L55">
        <text:list-item>
          <text:p text:style-name="P55">Registry owns structural governance</text:p>
        </text:list-item>
        <text:list-item>
          <text:p text:style-name="P55">Forge Eval produces deterministic drift/disparity evidence</text:p>
        </text:list-item>
        <text:list-item>
          <text:p text:style-name="P55">Registry can consume that evidence as higher-order governance signal</text:p>
        </text:list-item>
      </text:list>
      <text:p text:style-name="Horizontal_20_Line"><text:soft-page-break/></text:p>
      <text:h text:style-name="Heading_20_2" text:outline-level="2">9. Eval Cal Node role</text:h>
      <text:p text:style-name="Text_20_body">Eval Cal Node was already intended as a bounded proposal system.</text:p>
      <text:p text:style-name="Text_20_body">Its posture should be preserved and reused conceptually:</text:p>
      <text:list text:style-name="L56">
        <text:list-item>
          <text:p text:style-name="P56">proposal-only</text:p>
        </text:list-item>
        <text:list-item>
          <text:p text:style-name="P56">deterministic for fixed inputs</text:p>
        </text:list-item>
        <text:list-item>
          <text:p text:style-name="P56">evidence-backed</text:p>
        </text:list-item>
        <text:list-item>
          <text:p text:style-name="P56">auditable</text:p>
        </text:list-item>
        <text:list-item>
          <text:p text:style-name="P56">versioned</text:p>
        </text:list-item>
        <text:list-item>
          <text:p text:style-name="P56">no direct mutation of approved truth</text:p>
        </text:list-item>
        <text:list-item>
          <text:p text:style-name="P56">human approval required at the real effect boundary</text:p>
        </text:list-item>
      </text:list>
      <text:p text:style-name="Text_20_body">This makes Eval Cal Node the right model for any future Registry improvement node.</text:p>
      <text:p text:style-name="Horizontal_20_Line"/>
      <text:h text:style-name="Heading_20_2" text:outline-level="2">10. Registry improvement node concept</text:h>
      <text:p text:style-name="Text_20_body">There is room for a bounded improvement node.<text:line-break/>It should not be a freeform autonomous agent.</text:p>
      <text:p text:style-name="Text_20_body">Preferred model:</text:p>
      <text:list text:style-name="L57">
        <text:list-item>
          <text:p text:style-name="P57">a bounded calibration/improvement node</text:p>
        </text:list-item>
        <text:list-item>
          <text:p text:style-name="P57">proposal-only</text:p>
        </text:list-item>
        <text:list-item>
          <text:p text:style-name="P57">no direct rewrite of canonical governance truth</text:p>
        </text:list-item>
      </text:list>
      <text:p text:style-name="Text_20_body">Possible responsibilities:</text:p>
      <text:list text:style-name="L58">
        <text:list-item>
          <text:p text:style-name="P58">analyze repeated compliance failures</text:p>
        </text:list-item>
        <text:list-item>
          <text:p text:style-name="P58">analyze repeated remediation failures</text:p>
        </text:list-item>
        <text:list-item>
          <text:p text:style-name="P58">analyze false-positive rule clusters</text:p>
        </text:list-item>
        <text:list-item>
          <text:p text:style-name="P58">analyze recurring exception patterns</text:p>
        </text:list-item>
        <text:list-item>
          <text:p text:style-name="P58">analyze validator drift</text:p>
        </text:list-item>
        <text:list-item>
          <text:p text:style-name="P58">analyze repo-class mismatch patterns</text:p>
        </text:list-item>
        <text:list-item>
          <text:p text:style-name="P58">propose candidate improvements to rules/templates/validator/trust policy</text:p>
        </text:list-item>
      </text:list>
      <text:p text:style-name="Text_20_body">Not allowed:</text:p>
      <text:list text:style-name="L59">
        <text:list-item>
          <text:p text:style-name="P59">directly change canonical compliance rules</text:p>
        </text:list-item>
        <text:list-item>
          <text:p text:style-name="P59">directly mutate governed repos</text:p>
        </text:list-item>
        <text:list-item>
          <text:p text:style-name="P59"><text:soft-page-break/>directly approve exceptions</text:p>
        </text:list-item>
        <text:list-item>
          <text:p text:style-name="P59">directly alter designation or class truth</text:p>
        </text:list-item>
        <text:list-item>
          <text:p text:style-name="P59">directly expand execution authority</text:p>
        </text:list-item>
      </text:list>
      <text:p text:style-name="Horizontal_20_Line"/>
      <text:h text:style-name="Heading_20_2" text:outline-level="2">11. The full truth model</text:h>
      <text:p text:style-name="Text_20_body">The system is not only about code vs docs.<text:line-break/>It should ultimately compare multiple truth surfaces.</text:p>
      <text:h text:style-name="Heading_20_3" text:outline-level="3">Surface 1 — Plan truth</text:h>
      <text:p text:style-name="Text_20_body">The implementation plans and architectural plans used to build the system.</text:p>
      <text:h text:style-name="Heading_20_3" text:outline-level="3">Surface 2 — Code truth</text:h>
      <text:p text:style-name="Text_20_body">What is actually implemented.</text:p>
      <text:h text:style-name="Heading_20_3" text:outline-level="3">Surface 3 — Documentation truth</text:h>
      <text:p text:style-name="Text_20_body">What the repo currently declares as true.</text:p>
      <text:h text:style-name="Heading_20_3" text:outline-level="3">Surface 4 — Evaluation truth</text:h>
      <text:p text:style-name="Text_20_body">What Forge Eval verified about alignment, drift, contradiction, and risk.</text:p>
      <text:p text:style-name="Text_20_body">This creates a full implementation integrity model.</text:p>
      <text:p text:style-name="Horizontal_20_Line"/>
      <text:h text:style-name="Heading_20_2" text:outline-level="2">12. The truth triangle becoming a truth stack</text:h>
      <text:p text:style-name="Text_20_body">Original idea:</text:p>
      <text:list text:style-name="L60">
        <text:list-item>
          <text:p text:style-name="P60">intended truth</text:p>
        </text:list-item>
        <text:list-item>
          <text:p text:style-name="P60">declared truth</text:p>
        </text:list-item>
        <text:list-item>
          <text:p text:style-name="P60">implemented truth</text:p>
        </text:list-item>
      </text:list>
      <text:p text:style-name="Text_20_body">Expanded idea:</text:p>
      <text:list text:style-name="L61">
        <text:list-item>
          <text:p text:style-name="P61">plan truth</text:p>
        </text:list-item>
        <text:list-item>
          <text:p text:style-name="P61">code truth</text:p>
        </text:list-item>
        <text:list-item>
          <text:p text:style-name="P61">documentation truth</text:p>
        </text:list-item>
        <text:list-item>
          <text:p text:style-name="P61">evaluation truth</text:p>
        </text:list-item>
        <text:list-item>
          <text:p text:style-name="P61">calibration proposal truth</text:p>
        </text:list-item>
      </text:list>
      <text:p text:style-name="Text_20_body">This is important because a repo can look aligned between docs and code while still drifting from the original plan.</text:p>
      <text:p text:style-name="Horizontal_20_Line"/>
      <text:h text:style-name="Heading_20_2" text:outline-level="2"><text:soft-page-break/>13. Plans as first-class governed artifacts</text:h>
      <text:p text:style-name="Text_20_body">Plans used to build the code should not remain loose notes.<text:line-break/>They should become governed truth surfaces.</text:p>
      <text:p text:style-name="Text_20_body">Plan artifacts should eventually be treated as first-class, versioned, and stateful.</text:p>
      <text:p text:style-name="Text_20_body">Possible states:</text:p>
      <text:list text:style-name="L62">
        <text:list-item>
          <text:p text:style-name="P62">proposed</text:p>
        </text:list-item>
        <text:list-item>
          <text:p text:style-name="P62">approved</text:p>
        </text:list-item>
        <text:list-item>
          <text:p text:style-name="P62">implemented_in_part</text:p>
        </text:list-item>
        <text:list-item>
          <text:p text:style-name="P62">mirrored_by_code</text:p>
        </text:list-item>
        <text:list-item>
          <text:p text:style-name="P62">drifted</text:p>
        </text:list-item>
        <text:list-item>
          <text:p text:style-name="P62">superseded</text:p>
        </text:list-item>
        <text:list-item>
          <text:p text:style-name="P62">abandoned</text:p>
        </text:list-item>
      </text:list>
      <text:p text:style-name="Text_20_body">That allows the system to judge:</text:p>
      <text:list text:style-name="L63">
        <text:list-item>
          <text:p text:style-name="P63">plan → code drift</text:p>
        </text:list-item>
        <text:list-item>
          <text:p text:style-name="P63">plan → docs drift</text:p>
        </text:list-item>
        <text:list-item>
          <text:p text:style-name="P63">docs → code drift</text:p>
        </text:list-item>
      </text:list>
      <text:p text:style-name="Horizontal_20_Line"/>
      <text:h text:style-name="Heading_20_2" text:outline-level="2">14. The long-term governed loop</text:h>
      <text:p text:style-name="Text_20_body">Target loop:</text:p>
      <text:list text:style-name="L64">
        <text:list-item>
          <text:p text:style-name="P64">Registry discovers and governs repo structure</text:p>
        </text:list-item>
        <text:list-item>
          <text:p text:style-name="P64">Registry enforces canonical documentation system presence and verification</text:p>
        </text:list-item>
        <text:list-item>
          <text:p text:style-name="P64">Forge Eval judges implementation-vs-documentation disparity</text:p>
        </text:list-item>
        <text:list-item>
          <text:p text:style-name="P64">Plans are compared against both code and docs as intended truth</text:p>
        </text:list-item>
        <text:list-item>
          <text:p text:style-name="P64">Eval Cal Node or a similar bounded node studies repeated disparity patterns</text:p>
        </text:list-item>
        <text:list-item>
          <text:p text:style-name="P64">Candidate improvements are proposed</text:p>
        </text:list-item>
        <text:list-item>
          <text:p text:style-name="P64">Human approval determines what becomes new canonical governance truth</text:p>
        </text:list-item>
      </text:list>
      <text:p text:style-name="Horizontal_20_Line"/>
      <text:h text:style-name="Heading_20_2" text:outline-level="2">15. The current implementation priority</text:h>
      <text:p text:style-name="Text_20_body">Do not expand to Forge_Library first.<text:line-break/>Do not expand to broad adaptive behavior first.</text:p>
      <text:p text:style-name="Text_20_body">Immediate priority remains repo-level closure:</text:p>
      <text:list text:style-name="L65">
        <text:list-item>
          <text:p text:style-name="P65"><text:soft-page-break/>canonical compliance truth</text:p>
        </text:list-item>
        <text:list-item>
          <text:p text:style-name="P65">designation-aware artifact rule</text:p>
        </text:list-item>
        <text:list-item>
          <text:p text:style-name="P65">approved class + class-aware structure</text:p>
        </text:list-item>
        <text:list-item>
          <text:p text:style-name="P65">trusted rebuild/validation policy</text:p>
        </text:list-item>
        <text:list-item>
          <text:p text:style-name="P65">repo-local validator refactor</text:p>
        </text:list-item>
        <text:list-item>
          <text:p text:style-name="P65">one repo end-to-end closure</text:p>
        </text:list-item>
      </text:list>
      <text:p text:style-name="Text_20_body">Only after repo-level closure should estate aggregation and adaptive improvement advance.</text:p>
      <text:p text:style-name="Horizontal_20_Line"/>
      <text:h text:style-name="Heading_20_2" text:outline-level="2">16. Key architectural principles to preserve</text:h>
      <text:list text:style-name="L66">
        <text:list-item>
          <text:p text:style-name="P66">repo-local source truth stays local</text:p>
        </text:list-item>
        <text:list-item>
          <text:p text:style-name="P66">estate aggregation must not replace local ownership</text:p>
        </text:list-item>
        <text:list-item>
          <text:p text:style-name="P66">structural governance and semantic drift evaluation are separate concerns</text:p>
        </text:list-item>
        <text:list-item>
          <text:p text:style-name="P66">proposal systems must remain bounded and approval-gated</text:p>
        </text:list-item>
        <text:list-item>
          <text:p text:style-name="P66">deterministic evidence is preferred over generative interpretation</text:p>
        </text:list-item>
        <text:list-item>
          <text:p text:style-name="P66">canonical truth should not be silently changed by adaptive systems</text:p>
        </text:list-item>
        <text:list-item>
          <text:p text:style-name="P66">plans are part of governed truth, not disposable scaffolding</text:p>
        </text:list-item>
      </text:list>
      <text:p text:style-name="Horizontal_20_Line"/>
      <text:h text:style-name="Heading_20_2" text:outline-level="2">17. Short form memory anchors</text:h>
      <text:h text:style-name="Heading_20_3" text:outline-level="3">Anchor A</text:h>
      <text:p text:style-name="Text_20_body">Registry = structural documentation governance authority.</text:p>
      <text:h text:style-name="Heading_20_3" text:outline-level="3">Anchor B</text:h>
      <text:p text:style-name="Text_20_body">Forge Eval = code ↔ docs disparity judge.</text:p>
      <text:h text:style-name="Heading_20_3" text:outline-level="3">Anchor C</text:h>
      <text:p text:style-name="Text_20_body">Eval Cal Node = bounded proposal engine, not direct authority.</text:p>
      <text:h text:style-name="Heading_20_3" text:outline-level="3">Anchor D</text:h>
      <text:p text:style-name="Text_20_body">Plans are first-class truth surfaces and should enter governance.</text:p>
      <text:h text:style-name="Heading_20_3" text:outline-level="3">Anchor E</text:h>
      <text:p text:style-name="Text_20_body">Forge_Library comes after repo-level closure, not before.</text:p>
      <text:h text:style-name="Heading_20_3" text:outline-level="3"><text:soft-page-break/>Anchor F</text:h>
      <text:p text:style-name="Text_20_body">Workspace hygiene is separate from repo compliance.</text:p>
      <text:p text:style-name="Horizontal_20_Line"/>
      <text:h text:style-name="Heading_20_2" text:outline-level="2">18. forgeHQ-centered systems-wide analytics concept</text:h>
      <text:p text:style-name="Text_20_body">The architecture direction is broader than a simple Registry/Eval pairing.</text:p>
      <text:p text:style-name="Text_20_body">Updated central idea:</text:p>
      <text:list text:style-name="L67">
        <text:list-item>
          <text:p text:style-name="P67">everything should ultimately flow through <text:span text:style-name="Strong_20_Emphasis">forgeHQ</text:span> as the bounded proposal-generation and confidence-shaping subsystem</text:p>
        </text:list-item>
        <text:list-item>
          <text:p text:style-name="P67">forgeHQ should ingest systems-wide evidence and shape it into reviewable candidate intelligence</text:p>
        </text:list-item>
        <text:list-item>
          <text:p text:style-name="P67">that shaped intelligence should be presented back to <text:span text:style-name="Strong_20_Emphasis">ForgeCommand</text:span> as operator-facing system analytics and proposal surfaces</text:p>
        </text:list-item>
      </text:list>
      <text:p text:style-name="Text_20_body">This matches forgeHQ’s declared posture as a non-authoritative bounded proposal-generation subsystem with explicit downstream review boundaries rather than counterfeit authority. forgeHQ already positions itself as a shaping layer between upstream evidence substrates and ForgeCommand-facing read models.</text:p>
      <text:h text:style-name="Heading_20_3" text:outline-level="3">Updated systems-wide flow idea</text:h>
      <text:list text:style-name="L68">
        <text:list-item>
          <text:p text:style-name="P68"><text:span text:style-name="Strong_20_Emphasis">Registry</text:span> governs structural repo documentation truth</text:p>
        </text:list-item>
        <text:list-item>
          <text:p text:style-name="P68"><text:span text:style-name="Strong_20_Emphasis">Forge Eval</text:span> judges documentation ↔ code disparity and implementation drift</text:p>
        </text:list-item>
        <text:list-item>
          <text:p text:style-name="P68"><text:span text:style-name="Strong_20_Emphasis">ForgeMath</text:span> remains canonical authority for governed math and numeric decision substrate where applicable</text:p>
        </text:list-item>
        <text:list-item>
          <text:p text:style-name="P68"><text:span text:style-name="Strong_20_Emphasis">forgeHQ</text:span> ingests cross-system evidence and shapes bounded, reviewable candidates</text:p>
        </text:list-item>
        <text:list-item>
          <text:p text:style-name="P68"><text:span text:style-name="Strong_20_Emphasis">ForgeCommand</text:span> receives those shaped read models as systems-wide analytics, proposals, warnings, and recommended actions</text:p>
        </text:list-item>
        <text:list-item>
          <text:p text:style-name="P68">approved actions can feed bounded remediation / self-healing workflows</text:p>
        </text:list-item>
      </text:list>
      <text:h text:style-name="Heading_20_3" text:outline-level="3">Meaning of self-healing in this architecture</text:h>
      <text:p text:style-name="Text_20_body">Self-healing should not mean uncontrolled autonomous mutation.<text:line-break/>It should mean:</text:p>
      <text:list text:style-name="L69">
        <text:list-item>
          <text:p text:style-name="P69">system-detected structural errors</text:p>
        </text:list-item>
        <text:list-item>
          <text:p text:style-name="P69">system-detected documentation drift</text:p>
        </text:list-item>
        <text:list-item>
          <text:p text:style-name="P69">system-detected implementation integrity failures</text:p>
        </text:list-item>
        <text:list-item>
          <text:p text:style-name="P69">bounded repair candidates</text:p>
        </text:list-item>
        <text:list-item>
          <text:p text:style-name="P69">confidence shaping and challenge/verification before recommendation</text:p>
        </text:list-item>
        <text:list-item>
          <text:p text:style-name="P69"><text:soft-page-break/>approval-gated execution where governance truth or code would change</text:p>
        </text:list-item>
      </text:list>
      <text:h text:style-name="Heading_20_3" text:outline-level="3">Meaning of self-learning in this architecture</text:h>
      <text:p text:style-name="Text_20_body">Self-learning should not mean silent model drift.<text:line-break/>It should mean:</text:p>
      <text:list text:style-name="L70">
        <text:list-item>
          <text:p text:style-name="P70">repeated evidence patterns are studied over time</text:p>
        </text:list-item>
        <text:list-item>
          <text:p text:style-name="P70">forgeHQ or a bounded calibration node shapes candidate policy/template/rule improvements</text:p>
        </text:list-item>
        <text:list-item>
          <text:p text:style-name="P70">those candidates are presented back through ForgeCommand</text:p>
        </text:list-item>
        <text:list-item>
          <text:p text:style-name="P70">no canonical governance truth changes without approval</text:p>
        </text:list-item>
      </text:list>
      <text:h text:style-name="Heading_20_3" text:outline-level="3">Meaning of systems-wide analytics</text:h>
      <text:p text:style-name="Text_20_body">ForgeCommand should eventually receive analytics such as:</text:p>
      <text:list text:style-name="L71">
        <text:list-item>
          <text:p text:style-name="P71">repo-level documentation compliance rollups</text:p>
        </text:list-item>
        <text:list-item>
          <text:p text:style-name="P71">code ↔ documentation drift signals</text:p>
        </text:list-item>
        <text:list-item>
          <text:p text:style-name="P71">plan ↔ code drift signals</text:p>
        </text:list-item>
        <text:list-item>
          <text:p text:style-name="P71">trust-boundary and execution-block signals</text:p>
        </text:list-item>
        <text:list-item>
          <text:p text:style-name="P71">repeated remediation failure clusters</text:p>
        </text:list-item>
        <text:list-item>
          <text:p text:style-name="P71">repeated validator failure clusters</text:p>
        </text:list-item>
        <text:list-item>
          <text:p text:style-name="P71">exception and waiver concentration</text:p>
        </text:list-item>
        <text:list-item>
          <text:p text:style-name="P71">topology-level risk propagation</text:p>
        </text:list-item>
        <text:list-item>
          <text:p text:style-name="P71">candidate self-healing opportunities</text:p>
        </text:list-item>
      </text:list>
      <text:p text:style-name="Horizontal_20_Line"/>
      <text:h text:style-name="Heading_20_2" text:outline-level="2">19. Current ForgeCommand reality that must be preserved in future planning</text:h>
      <text:p text:style-name="Text_20_body">The current ForgeCommand docs still define ForgeCommand as:</text:p>
      <text:list text:style-name="L72">
        <text:list-item>
          <text:p text:style-name="P72">central operator control surface</text:p>
        </text:list-item>
        <text:list-item>
          <text:p text:style-name="P72">evidence review surface</text:p>
        </text:list-item>
        <text:list-item>
          <text:p text:style-name="P72">bounded repair surface</text:p>
        </text:list-item>
        <text:list-item>
          <text:p text:style-name="P72">not an autonomous remediation system or self-healing authority</text:p>
        </text:list-item>
        <text:list-item>
          <text:p text:style-name="P72">currently assembled around <text:span text:style-name="Source_20_Text">doc/fcSYSTEM.md</text:span> as the authoritative root artifact in the present repo state</text:p>
        </text:list-item>
      </text:list>
      <text:p text:style-name="Text_20_body">That means the long-term adaptive architecture must be planned as an evolution from the current bounded-authority posture, not as a contradiction of it.</text:p>
      <text:p text:style-name="Text_20_body">Key implications:</text:p>
      <text:list text:style-name="L73">
        <text:list-item>
          <text:p text:style-name="P73"><text:soft-page-break/>current repo truth still says ForgeCommand is not itself the autonomous self-healing authority</text:p>
        </text:list-item>
        <text:list-item>
          <text:p text:style-name="P73">any future self-healing loop must remain bounded, auditable, and approval-aware</text:p>
        </text:list-item>
        <text:list-item>
          <text:p text:style-name="P73">current documentation still reflects legacy assembled-output naming that later canonical designation-bound governance will need to replace</text:p>
        </text:list-item>
        <text:list-item>
          <text:p text:style-name="P73">current registry/compliance/remediation surfaces are a live substrate to build from, not a blank slate</text:p>
        </text:list-item>
      </text:list>
      <text:p text:style-name="Horizontal_20_Line"/>
      <text:h text:style-name="Heading_20_2" text:outline-level="2">20. Role alignment across major systems</text:h>
      <text:h text:style-name="Heading_20_3" text:outline-level="3">Registry</text:h>
      <text:p text:style-name="Text_20_body">Structural documentation governance authority.</text:p>
      <text:h text:style-name="Heading_20_3" text:outline-level="3">Forge Eval</text:h>
      <text:p text:style-name="Text_20_body">Documentation ↔ code disparity judge and drift evidence producer.</text:p>
      <text:h text:style-name="Heading_20_3" text:outline-level="3">ForgeMath</text:h>
      <text:p text:style-name="Text_20_body">Canonical governed math / deterministic authority substrate where decision math is required.</text:p>
      <text:h text:style-name="Heading_20_3" text:outline-level="3">forgeHQ</text:h>
      <text:p text:style-name="Text_20_body">Bounded proposal-generation and confidence-shaping layer for systems-wide evidence and reviewable candidates; downstream-facing read models for ForgeCommand are already part of its declared shape.</text:p>
      <text:h text:style-name="Heading_20_3" text:outline-level="3">ForgeCommand</text:h>
      <text:p text:style-name="Text_20_body">Operator control surface consuming shaped analytics, reviewable candidates, remediation status, and estate governance posture.</text:p>
      <text:h text:style-name="Heading_20_3" text:outline-level="3">Forge Local Runtime / local runtime systems</text:h>
      <text:p text:style-name="Text_20_body">Potential execution/runtime substrate for bounded local services and runtime promotion surfaces that must eventually be documented and governed as part of the same estate.</text:p>
      <text:p text:style-name="Horizontal_20_Line"/>
      <text:h text:style-name="Heading_20_2" text:outline-level="2">21. Bottom line</text:h>
      <text:p text:style-name="Text_20_body">The long-term system is becoming more than documentation governance.</text:p>
      <text:p text:style-name="Text_20_body">It is becoming:<text:line-break/><text:span text:style-name="Strong_20_Emphasis">implementation integrity governance and systems-wide adaptive analysis across plans, code, documentation, evaluation evidence, bounded proposal shaping, and operator-approved remediation.</text:span></text:p>
      <text:p text:style-name="Horizontal_20_Line"><text:soft-page-break/></text:p>
      <text:h text:style-name="Heading_20_2" text:outline-level="2">Additional system truth surfaces now explicitly captured</text:h>
      <text:p text:style-name="Text_20_body">The broader architecture now includes more than Registry, Forge Eval, and forgeHQ.<text:line-break/>The following system roles should be preserved as part of the long-term model.</text:p>
      <text:h text:style-name="Heading_20_3" text:outline-level="3">DataForge</text:h>
      <text:list text:style-name="L74">
        <text:list-item>
          <text:p text:style-name="P74">durable truth boundary</text:p>
        </text:list-item>
        <text:list-item>
          <text:p text:style-name="P74">authoritative persistence layer</text:p>
        </text:list-item>
        <text:list-item>
          <text:p text:style-name="P74">hybrid retrieval and governance evidence substrate</text:p>
        </text:list-item>
        <text:list-item>
          <text:p text:style-name="P74">not the orchestrator, but the durable source-of-truth store for ecosystem state</text:p>
        </text:list-item>
      </text:list>
      <text:h text:style-name="Heading_20_3" text:outline-level="3">NeuroForge</text:h>
      <text:list text:style-name="L75">
        <text:list-item>
          <text:p text:style-name="P75">inference orchestration layer</text:p>
        </text:list-item>
        <text:list-item>
          <text:p text:style-name="P75">model-routing and AI execution substrate</text:p>
        </text:list-item>
        <text:list-item>
          <text:p text:style-name="P75">not the durable truth store</text:p>
        </text:list-item>
      </text:list>
      <text:h text:style-name="Heading_20_3" text:outline-level="3">Rake</text:h>
      <text:list text:style-name="L76">
        <text:list-item>
          <text:p text:style-name="P76">ingestion and research pipeline</text:p>
        </text:list-item>
        <text:list-item>
          <text:p text:style-name="P76">transforms external/raw inputs into structured artifacts and searchable content</text:p>
        </text:list-item>
        <text:list-item>
          <text:p text:style-name="P76">supports research missions and ingestion workflows</text:p>
        </text:list-item>
      </text:list>
      <text:h text:style-name="Heading_20_3" text:outline-level="3">forge-telemetry</text:h>
      <text:list text:style-name="L77">
        <text:list-item>
          <text:p text:style-name="P77">shared library for event emission</text:p>
        </text:list-item>
        <text:list-item>
          <text:p text:style-name="P77">not a service and not a durable truth store</text:p>
        </text:list-item>
        <text:list-item>
          <text:p text:style-name="P77">contributes operational event surfaces that feed wider governance analytics</text:p>
        </text:list-item>
      </text:list>
      <text:h text:style-name="Heading_20_3" text:outline-level="3">BugCheck</text:h>
      <text:list text:style-name="L78">
        <text:list-item>
          <text:p text:style-name="P78">ecosystem quality and error-finding surface</text:p>
        </text:list-item>
        <text:list-item>
          <text:p text:style-name="P78">contributes implementation-quality findings and evidence relevant to drift, integrity, and repair loops</text:p>
        </text:list-item>
      </text:list>
      <text:h text:style-name="Heading_20_3" text:outline-level="3">Smithy</text:h>
      <text:list text:style-name="L79">
        <text:list-item>
          <text:p text:style-name="P79">low-level execution primitive library boundary</text:p>
        </text:list-item>
        <text:list-item>
          <text:p text:style-name="P79">forensics, telemetry, budgets, leases, git automation, diff planning</text:p>
        </text:list-item>
        <text:list-item>
          <text:p text:style-name="P79">pure library substrate, not a resident service</text:p>
        </text:list-item>
        <text:list-item>
          <text:p text:style-name="P79">execution-mechanics foundation beneath Forge:SMITH</text:p>
        </text:list-item>
      </text:list>
      <text:h text:style-name="Heading_20_3" text:outline-level="3"><text:soft-page-break/>Forge:SMITH</text:h>
      <text:list text:style-name="L80">
        <text:list-item>
          <text:p text:style-name="P80">desktop authority layer and governance workbench</text:p>
        </text:list-item>
        <text:list-item>
          <text:p text:style-name="P80">outbound-only integration posture</text:p>
        </text:list-item>
        <text:list-item>
          <text:p text:style-name="P80">governed execution, audit, proof, and authority-bearing orchestration surface</text:p>
        </text:list-item>
        <text:list-item>
          <text:p text:style-name="P80">not an inbound API service</text:p>
        </text:list-item>
      </text:list>
      <text:h text:style-name="Heading_20_3" text:outline-level="3">Generative Nodes</text:h>
      <text:list text:style-name="L81">
        <text:list-item>
          <text:p text:style-name="P81">governed LLM invocation and hardening subsystem inside Forge:SMITH</text:p>
        </text:list-item>
        <text:list-item>
          <text:p text:style-name="P81">frozen-manifest, fail-closed, token-isolated AI invocation boundary</text:p>
        </text:list-item>
        <text:list-item>
          <text:p text:style-name="P81">should be treated as controlled AI execution infrastructure, not generic freeform agent behavior</text:p>
        </text:list-item>
      </text:list>
      <text:p text:style-name="Horizontal_20_Line"/>
      <text:h text:style-name="Heading_20_2" text:outline-level="2">Expanded long-term architecture picture</text:h>
      <text:p text:style-name="Text_20_body">The architecture is now better understood as a multi-surface governed system.</text:p>
      <text:h text:style-name="Heading_20_3" text:outline-level="3">Truth and evidence surfaces</text:h>
      <text:list text:style-name="L82">
        <text:list-item>
          <text:p text:style-name="P82">plan truth</text:p>
        </text:list-item>
        <text:list-item>
          <text:p text:style-name="P82">code truth</text:p>
        </text:list-item>
        <text:list-item>
          <text:p text:style-name="P82">documentation truth</text:p>
        </text:list-item>
        <text:list-item>
          <text:p text:style-name="P82">evaluation truth</text:p>
        </text:list-item>
        <text:list-item>
          <text:p text:style-name="P82">telemetry/event truth</text:p>
        </text:list-item>
        <text:list-item>
          <text:p text:style-name="P82">governance/proposal truth</text:p>
        </text:list-item>
      </text:list>
      <text:h text:style-name="Heading_20_3" text:outline-level="3">Major system roles</text:h>
      <text:list text:style-name="L83">
        <text:list-item>
          <text:p text:style-name="P83">Registry = structural documentation governance authority</text:p>
        </text:list-item>
        <text:list-item>
          <text:p text:style-name="P83">Forge Eval = code ↔ docs and plan ↔ reality disparity judge</text:p>
        </text:list-item>
        <text:list-item>
          <text:p text:style-name="P83">ForgeMath = governed math / deterministic authority substrate where numerical decision logic matters</text:p>
        </text:list-item>
        <text:list-item>
          <text:p text:style-name="P83">DataForge = durable truth boundary</text:p>
        </text:list-item>
        <text:list-item>
          <text:p text:style-name="P83">NeuroForge = inference orchestration</text:p>
        </text:list-item>
        <text:list-item>
          <text:p text:style-name="P83">Rake = ingestion and research pipeline</text:p>
        </text:list-item>
        <text:list-item>
          <text:p text:style-name="P83">forge-telemetry = event emission library surface</text:p>
        </text:list-item>
        <text:list-item>
          <text:p text:style-name="P83">BugCheck = ecosystem error-finding and quality evidence surface</text:p>
        </text:list-item>
        <text:list-item>
          <text:p text:style-name="P83">Smithy = execution primitive library substrate</text:p>
        </text:list-item>
        <text:list-item>
          <text:p text:style-name="P83"><text:soft-page-break/>Forge:SMITH = authority-layer desktop workbench</text:p>
        </text:list-item>
        <text:list-item>
          <text:p text:style-name="P83">Generative Nodes = governed LLM invocation subsystem</text:p>
        </text:list-item>
        <text:list-item>
          <text:p text:style-name="P83">forgeHQ = bounded shaping/proposal layer for systems-wide evidence</text:p>
        </text:list-item>
        <text:list-item>
          <text:p text:style-name="P83">ForgeCommand = operator analytics, control, and decision surface</text:p>
        </text:list-item>
      </text:list>
      <text:p text:style-name="Horizontal_20_Line"/>
      <text:h text:style-name="Heading_20_2" text:outline-level="2">Updated systems-wide governed loop</text:h>
      <text:p text:style-name="Text_20_body">The emerging long-term loop now looks like this:</text:p>
      <text:list text:style-name="L84">
        <text:list-item>
          <text:p text:style-name="P84">plans define intended architecture and implementation direction</text:p>
        </text:list-item>
        <text:list-item>
          <text:p text:style-name="P84">code embodies implemented reality</text:p>
        </text:list-item>
        <text:list-item>
          <text:p text:style-name="P84">repo-local documentation declares current system truth</text:p>
        </text:list-item>
        <text:list-item>
          <text:p text:style-name="P84">Registry governs structural documentation compliance and verification</text:p>
        </text:list-item>
        <text:list-item>
          <text:p text:style-name="P84">Forge Eval judges drift/disparity across plan, code, and docs</text:p>
        </text:list-item>
        <text:list-item>
          <text:p text:style-name="P84">telemetry/event surfaces record operational evidence</text:p>
        </text:list-item>
        <text:list-item>
          <text:p text:style-name="P84">BugCheck and related quality systems contribute implementation defect evidence</text:p>
        </text:list-item>
        <text:list-item>
          <text:p text:style-name="P84">DataForge holds durable truth and evidence records</text:p>
        </text:list-item>
        <text:list-item>
          <text:p text:style-name="P84">forgeHQ ingests cross-system evidence and shapes bounded candidate analytics/proposals</text:p>
        </text:list-item>
        <text:list-item>
          <text:p text:style-name="P84">ForgeCommand presents those outputs as systems-wide analytics, warnings, repair candidates, and governed actions</text:p>
        </text:list-item>
        <text:list-item>
          <text:p text:style-name="P84">Forge:SMITH / Smithy / Generative Nodes provide governed execution machinery where approved work must be carried out</text:p>
        </text:list-item>
        <text:list-item>
          <text:p text:style-name="P84">approved bounded remediation and repair actions feed back into the system</text:p>
        </text:list-item>
      </text:list>
      <text:p text:style-name="Horizontal_20_Line"/>
      <text:h text:style-name="Heading_20_2" text:outline-level="2">Self-healing / self-learning clarified in the larger system</text:h>
      <text:h text:style-name="Heading_20_3" text:outline-level="3">Self-healing</text:h>
      <text:p text:style-name="Text_20_body">Self-healing should mean:</text:p>
      <text:list text:style-name="L85">
        <text:list-item>
          <text:p text:style-name="P85">cross-system error detection</text:p>
        </text:list-item>
        <text:list-item>
          <text:p text:style-name="P85">drift detection</text:p>
        </text:list-item>
        <text:list-item>
          <text:p text:style-name="P85">bounded repair candidate generation</text:p>
        </text:list-item>
        <text:list-item>
          <text:p text:style-name="P85">governed execution paths for approved repair actions</text:p>
        </text:list-item>
        <text:list-item>
          <text:p text:style-name="P85">auditable verification after repair</text:p>
        </text:list-item>
      </text:list>
      <text:p text:style-name="Text_20_body">It should not mean uncontrolled autonomous mutation.</text:p>
      <text:h text:style-name="Heading_20_3" text:outline-level="3"><text:soft-page-break/>Self-learning</text:h>
      <text:p text:style-name="Text_20_body">Self-learning should mean:</text:p>
      <text:list text:style-name="L86">
        <text:list-item>
          <text:p text:style-name="P86">recurring evidence patterns are studied over time</text:p>
        </text:list-item>
        <text:list-item>
          <text:p text:style-name="P86">forgeHQ shapes better proposals from those patterns</text:p>
        </text:list-item>
        <text:list-item>
          <text:p text:style-name="P86">policies, templates, validators, and repair strategies improve through approved updates</text:p>
        </text:list-item>
        <text:list-item>
          <text:p text:style-name="P86">no canonical truth changes silently</text:p>
        </text:list-item>
      </text:list>
      <text:p text:style-name="Horizontal_20_Line"/>
      <text:h text:style-name="Heading_20_2" text:outline-level="2">Preserve these architecture anchors</text:h>
      <text:h text:style-name="Heading_20_3" text:outline-level="3">Anchor A</text:h>
      <text:p text:style-name="Text_20_body">Registry governs structural documentation truth.</text:p>
      <text:h text:style-name="Heading_20_3" text:outline-level="3">Anchor B</text:h>
      <text:p text:style-name="Text_20_body">Forge Eval judges plan/code/docs disparity.</text:p>
      <text:h text:style-name="Heading_20_3" text:outline-level="3">Anchor C</text:h>
      <text:p text:style-name="Text_20_body">DataForge is durable truth.</text:p>
      <text:h text:style-name="Heading_20_3" text:outline-level="3">Anchor D</text:h>
      <text:p text:style-name="Text_20_body">forgeHQ is the bounded shaping/proposal layer.</text:p>
      <text:h text:style-name="Heading_20_3" text:outline-level="3">Anchor E</text:h>
      <text:p text:style-name="Text_20_body">ForgeCommand is the operator-facing analytics/control surface.</text:p>
      <text:h text:style-name="Heading_20_3" text:outline-level="3">Anchor F</text:h>
      <text:p text:style-name="Text_20_body">Forge:SMITH / Smithy / Generative Nodes are governed execution infrastructure, not uncontrolled autonomy.</text:p>
      <text:h text:style-name="Heading_20_3" text:outline-level="3">Anchor G</text:h>
      <text:p text:style-name="Text_20_body">Plans are first-class truth surfaces and must remain in the loop.</text:p>
      <text:h text:style-name="Heading_20_3" text:outline-level="3">Anchor H</text:h>
      <text:p text:style-name="Text_20_body">Self-healing and self-learning must remain bounded, evidence-backed, and approval-aware.</text:p>
      <text:p text:style-name="Horizontal_20_Line"/>
      <text:h text:style-name="Heading_20_2" text:outline-level="2">Bottom line</text:h>
      <text:p text:style-name="Text_20_body">The system direction now clearly exceeds simple documentation management.</text:p>
      <text:p text:style-name="Text_20_body"><text:soft-page-break/>It is becoming:<text:line-break/><text:span text:style-name="Strong_20_Emphasis">a governed implementation-integrity and adaptive-analysis ecosystem spanning plans, code, docs, drift evaluation, telemetry, durable truth, bounded proposal shaping, operator analytics, and approved execution/repair infrastructure.</text:span></text:p>
      <text:p text:style-name="Text_20_body">Captured.</text:p>
      <text:p text:style-name="Text_20_body">I updated the idea log with the broader system picture, including:</text:p>
      <text:list text:style-name="L87">
        <text:list-item>
          <text:p text:style-name="P87">DataForge as durable truth</text:p>
        </text:list-item>
        <text:list-item>
          <text:p text:style-name="P87">NeuroForge as inference orchestration</text:p>
        </text:list-item>
        <text:list-item>
          <text:p text:style-name="P87">Rake as ingestion/research</text:p>
        </text:list-item>
        <text:list-item>
          <text:p text:style-name="P87">forge-telemetry as event emission</text:p>
        </text:list-item>
        <text:list-item>
          <text:p text:style-name="P87">BugCheck as quality/error-finding evidence</text:p>
        </text:list-item>
        <text:list-item>
          <text:p text:style-name="P87">Smithy as execution primitive substrate</text:p>
        </text:list-item>
        <text:list-item>
          <text:p text:style-name="P87">Forge:SMITH as the authority-layer workbench</text:p>
        </text:list-item>
        <text:list-item>
          <text:p text:style-name="P87">Generative Nodes as governed LLM invocation</text:p>
        </text:list-item>
        <text:list-item>
          <text:p text:style-name="P87">forgeHQ as the shaping/proposal layer</text:p>
        </text:list-item>
        <text:list-item>
          <text:p text:style-name="P87">ForgeCommand as the operator analytics/control surface</text:p>
        </text:list-item>
      </text:list>
      <text:p text:style-name="Text_20_body">And I captured the expanded governed loop:</text:p>
      <text:list text:style-name="L88">
        <text:list-item>
          <text:p text:style-name="P88">plans</text:p>
        </text:list-item>
        <text:list-item>
          <text:p text:style-name="P88">code</text:p>
        </text:list-item>
        <text:list-item>
          <text:p text:style-name="P88">docs</text:p>
        </text:list-item>
        <text:list-item>
          <text:p text:style-name="P88">eval/drift evidence</text:p>
        </text:list-item>
        <text:list-item>
          <text:p text:style-name="P88">telemetry/events</text:p>
        </text:list-item>
        <text:list-item>
          <text:p text:style-name="P88">durable truth</text:p>
        </text:list-item>
        <text:list-item>
          <text:p text:style-name="P88">HQ shaping</text:p>
        </text:list-item>
        <text:list-item>
          <text:p text:style-name="P88">ForgeCommand analytics/control</text:p>
        </text:list-item>
        <text:list-item>
          <text:p text:style-name="P88">approved execution/repair</text:p>
        </text:list-item>
      </text:list>
      <text:p text:style-name="Text_20_body">I also preserved the key constraint that self-healing and self-learning must stay bounded, evidence-backed, and approval-aware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21:45:22.733596048</meta:creation-date>
    <dc:date>2026-04-09T21:54:21.662026206</dc:date>
    <meta:editing-duration>PT2M2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6" meta:paragraph-count="416" meta:word-count="2630" meta:character-count="18597" meta:non-whitespace-character-count="16629"/>
  </office:meta>
</office:document-meta>
</file>